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19cm" fo:margin-left="-0.191cm" fo:margin-top="0cm" fo:margin-bottom="0cm" table:align="left" style:writing-mode="lr-tb"/>
    </style:style>
    <style:style style:name="Таблица1.A" style:family="table-column">
      <style:table-column-properties style:column-width="7.041cm"/>
    </style:style>
    <style:style style:name="Таблица1.B" style:family="table-column">
      <style:table-column-properties style:column-width="4.21cm"/>
    </style:style>
    <style:style style:name="Таблица1.C" style:family="table-column">
      <style:table-column-properties style:column-width="4.66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76cm" fo:border="none" style:writing-mode="lr-tb"/>
    </style:style>
    <style:style style:name="Таблица1.B1" style:family="table-cell">
      <style:table-cell-properties fo:padding="0.176cm" fo:border-left="none" fo:border-right="none" fo:border-top="none" fo:border-bottom="0.75pt solid #000001" style:writing-mode="lr-tb"/>
    </style:style>
    <style:style style:name="Таблица1.B2" style:family="table-cell">
      <style:table-cell-properties fo:padding="0.176cm" fo:border-left="none" fo:border-right="none" fo:border-top="0.75pt solid #000001" fo:border-bottom="0.75pt solid #000001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f82fe" officeooo:paragraph-rsid="000f82fe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cc9c1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112efe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break-before="page"/>
    </style:style>
    <style:style style:name="P17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18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7cm" style:auto-text-indent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Times New Roman" fo:font-size="12pt" officeooo:rsid="000cc9c1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2.54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25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1.27cm" style:auto-text-indent="false"/>
    </style:style>
    <style:style style:name="P2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1" fo:font-size="12pt" officeooo:rsid="000f82fe" style:font-name-asian="Courier New2" style:font-size-asian="12pt" style:font-name-complex="Courier New2" style:font-size-complex="12pt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1" fo:font-size="12pt" style:font-name-asian="Courier New2" style:font-size-asian="12pt" style:font-name-complex="Courier New2" style:font-size-complex="12pt"/>
    </style:style>
    <style:style style:name="P29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normal" officeooo:rsid="0012acb4" officeooo:paragraph-rsid="0012acb4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1" style:family="paragraph" style:parent-style-name="Standard" style:list-style-name="WWNum4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</style:style>
    <style:style style:name="P32" style:family="paragraph" style:parent-style-name="Standard" style:list-style-name="WWNum4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4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Times New Roman" fo:font-size="12pt" officeooo:paragraph-rsid="00138a7d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4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4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Times New Roman" fo:font-size="12pt" officeooo:rsid="0010a5eb" officeooo:paragraph-rsid="000ea69e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4">
      <style:paragraph-properties fo:margin-left="2.54cm" fo:margin-right="0cm" fo:margin-top="0cm" fo:margin-bottom="0cm" loext:contextual-spacing="true" fo:text-align="justify" style:justify-single-word="false" fo:text-indent="-0.635cm" style:auto-text-indent="false"/>
    </style:style>
    <style:style style:name="P37" style:family="paragraph" style:parent-style-name="Standard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Times New Roman"/>
    </style:style>
    <style:style style:name="P38" style:family="paragraph" style:parent-style-name="Standard" style:list-style-name="WWNum4">
      <style:paragraph-properties fo:margin-left="1.905cm" fo:margin-right="0cm" fo:margin-top="0cm" fo:margin-bottom="0cm" loext:contextual-spacing="true" fo:line-height="150%" fo:text-align="justify" style:justify-single-word="false" fo:text-indent="0cm" style:auto-text-indent="false"/>
      <style:text-properties fo:font-variant="normal" fo:text-transform="none" fo:color="#24292e" style:font-name="Courier New" fo:font-size="12pt" fo:letter-spacing="normal" fo:font-style="normal" fo:font-weight="normal" officeooo:rsid="000ea69e" officeooo:paragraph-rsid="000ea69e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left="2.54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Courier New" fo:font-size="9pt" officeooo:rsid="00138a7d" officeooo:paragraph-rsid="00138a7d" style:font-size-asian="9pt" style:font-size-complex="9pt"/>
    </style:style>
    <style:style style:name="P40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1.27cm" style:auto-text-indent="false"/>
      <style:text-properties style:font-name="Courier New1" fo:font-size="12pt" officeooo:rsid="000f82fe" style:font-name-asian="Courier New2" style:font-size-asian="12pt" style:font-name-complex="Courier New2" style:font-size-complex="12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2" style:family="paragraph" style:parent-style-name="Text_20_body" style:list-style-name="L7">
      <style:paragraph-properties fo:margin-top="0cm" fo:margin-bottom="0cm" loext:contextual-spacing="false" fo:line-height="160%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3" style:family="paragraph" style:parent-style-name="Text_20_body" style:list-style-name="L7">
      <style:paragraph-properties fo:margin-top="0cm" fo:margin-bottom="0cm" loext:contextual-spacing="false" fo:line-height="160%" fo:text-align="justify" style:justify-single-word="false" fo:orphans="2" fo:widows="2" fo:padding="0cm" fo:border="none"/>
    </style:style>
    <style:style style:name="P44" style:family="paragraph" style:parent-style-name="Text_20_body" style:list-style-name="L10">
      <style:paragraph-properties fo:margin-top="0cm" fo:margin-bottom="0cm" loext:contextual-spacing="false" fo:line-height="160%" fo:text-align="justify" style:justify-single-word="false" fo:orphans="2" fo:widows="2" fo:padding="0cm" fo:border="none"/>
    </style:style>
    <style:style style:name="P45" style:family="paragraph" style:parent-style-name="Text_20_body" style:list-style-name="L10">
      <style:paragraph-properties fo:margin-top="0cm" fo:margin-bottom="0cm" loext:contextual-spacing="false" fo:line-height="160%" fo:text-align="justify" style:justify-single-word="false" fo:orphans="2" fo:widows="2" fo:padding="0cm" fo:border="none"/>
      <style:text-properties officeooo:paragraph-rsid="0012acb4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2acb4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cc9c1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d432b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12ef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2pt" fo:font-style="italic" officeooo:rsid="0012acb4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fo:font-style="italic" officeooo:rsid="000f82fe" style:font-name-asian="Times New Roman1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2pt" fo:font-style="italic" officeooo:rsid="0012acb4" style:font-name-asian="Times New Roman1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" style:family="text">
      <style:text-properties style:font-name="Times New Roman" fo:font-size="12pt" fo:font-style="italic" fo:font-weight="normal" officeooo:rsid="000cc9c1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3" style:family="text">
      <style:text-properties style:font-name="Times New Roman" fo:font-size="12pt" fo:font-style="italic" fo:font-weight="normal" officeooo:rsid="0012acb4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4" style:family="text">
      <style:text-properties style:font-name="Times New Roman" fo:font-size="12pt" fo:font-weight="normal" officeooo:rsid="000f82fe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112efe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141244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155d1b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Courier New1" fo:font-size="12pt" style:font-name-asian="Courier New2" style:font-size-asian="12pt" style:font-name-complex="Courier New2" style:font-size-complex="12pt"/>
    </style:style>
    <style:style style:name="T19" style:family="text">
      <style:text-properties style:font-name="Courier New1" fo:font-size="12pt" officeooo:rsid="000cc9c1" style:font-name-asian="Courier New2" style:font-size-asian="12pt" style:font-name-complex="Courier New2" style:font-size-complex="12pt"/>
    </style:style>
    <style:style style:name="T20" style:family="text">
      <style:text-properties style:font-name="Courier New1" fo:font-size="12pt" officeooo:rsid="000d432b" style:font-name-asian="Courier New2" style:font-size-asian="12pt" style:font-name-complex="Courier New2" style:font-size-complex="12pt"/>
    </style:style>
    <style:style style:name="T21" style:family="text">
      <style:text-properties style:font-name="Courier New1" fo:font-size="12pt" officeooo:rsid="0012acb4" style:font-name-asian="Courier New2" style:font-size-asian="12pt" style:font-name-complex="Courier New2" style:font-size-complex="12pt"/>
    </style:style>
    <style:style style:name="T22" style:family="text">
      <style:text-properties style:font-name="Courier New1" fo:font-size="12pt" officeooo:rsid="00138a7d" style:font-name-asian="Courier New2" style:font-size-asian="12pt" style:font-name-complex="Courier New2" style:font-size-complex="12pt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0d432b" style:font-name-asian="Times New Roman1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12acb4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bold" officeooo:rsid="0012acb4" style:font-weight-asian="bold" style:font-weight-complex="bold"/>
    </style:style>
    <style:style style:name="T28" style:family="text">
      <style:text-properties officeooo:rsid="000f82f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Courier New" officeooo:rsid="000f82fe"/>
    </style:style>
    <style:style style:name="T31" style:family="text">
      <style:text-properties style:font-name="Times New Roman" officeooo:rsid="000f82fe"/>
    </style:style>
    <style:style style:name="T32" style:family="text">
      <style:text-properties style:font-name="Times New Roman" officeooo:rsid="00138a7d"/>
    </style:style>
    <style:style style:name="T33" style:family="text">
      <style:text-properties style:font-name="Times New Roman" officeooo:rsid="00141244"/>
    </style:style>
    <style:style style:name="T34" style:family="text">
      <style:text-properties fo:color="#000000" style:font-name="Times New Roman" fo:font-size="14pt" officeooo:rsid="00141244" style:font-size-asian="14pt" style:font-size-complex="14pt"/>
    </style:style>
    <style:style style:name="T35" style:family="text">
      <style:text-properties fo:color="#000000" style:font-name="Times New Roman" officeooo:rsid="00155d1b" style:font-size-asian="10.5pt"/>
    </style:style>
    <style:style style:name="T36" style:family="text">
      <style:text-properties officeooo:rsid="00155d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">Кафедра МОЭВМ</text:p>
      <text:p text:style-name="P13"/>
      <text:p text:style-name="P13"/>
      <text:p text:style-name="P13"/>
      <text:p text:style-name="P10"/>
      <text:p text:style-name="P9">отчет</text:p>
      <text:p text:style-name="P13"><text:span text:style-name="T1">по лабораторной работе №</text:span><text:span text:style-name="T2">3</text:span></text:p>
      <text:p text:style-name="P2">по дисциплине «Программирование»</text:p>
      <text:p text:style-name="P13"><text:span text:style-name="T1">Тема: </text:span><text:span text:style-name="T2">Строки. Рекурсия. Циклы. Обход дерева.</text:span></text:p>
      <text:p text:style-name="P13"/>
      <text:p text:style-name="P10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tab/><text:tab/><text:tab/></text:p>
            <text:p text:style-name="P3">Студент гр. 6303</text:p>
          </table:table-cell>
          <table:table-cell table:style-name="Таблица1.B1" office:value-type="string">
            <text:p text:style-name="P4"><text:tab/><text:tab/><text:tab/></text:p>
            <text:p text:style-name="P1"/>
            <text:p text:style-name="P3"><text:tab/><text:tab/><text:tab/></text:p>
            <text:p text:style-name="P3"><text:tab/><text:tab/></text:p>
          </table:table-cell>
          <table:table-cell table:style-name="Таблица1.A1" office:value-type="string">
            <text:p text:style-name="P4"><text:tab/><text:tab/><text:tab/></text:p>
            <text:p text:style-name="P5">Сергеенков М.Ю.</text:p>
            <text:p text:style-name="P3"><text:tab/><text:tab/></text:p>
          </table:table-cell>
        </table:table-row>
        <table:table-row table:style-name="Таблица1.1">
          <table:table-cell table:style-name="Таблица1.A1" office:value-type="string">
            <text:p text:style-name="P4"><text:tab/><text:tab/><text:tab/></text:p>
            <text:p text:style-name="P3">Преподаватель</text:p>
            <text:p text:style-name="P3"><text:tab/><text:tab/></text:p>
          </table:table-cell>
          <table:table-cell table:style-name="Таблица1.B2" office:value-type="string">
            <text:p text:style-name="P4"><text:tab/><text:tab/><text:tab/></text:p>
            <text:p text:style-name="P1"/>
            <text:p text:style-name="P3"><text:tab/><text:tab/><text:tab/></text:p>
            <text:p text:style-name="P3"><text:tab/><text:tab/></text:p>
          </table:table-cell>
          <table:table-cell table:style-name="Таблица1.A1" office:value-type="string">
            <text:p text:style-name="P4"><text:tab/><text:tab/><text:tab/></text:p>
            <text:p text:style-name="P7">Берленко Т.А.</text:p>
            <text:p text:style-name="P3"><text:tab/><text:tab/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Санкт-Петербург</text:p>
      <text:p text:style-name="P20">201<text:span text:style-name="T28">7</text:span></text:p>
      <text:p text:style-name="P16"/>
      <text:p text:style-name="P21">Цель работы</text:p>
      <text:p text:style-name="P29">Изучить основные принципы работы с <text:span text:style-name="T36">директориями в языке Си,</text:span> научиться использовать рекурсию для обхода дерева каталогов на примере поставленной задачи, закрепляя тем самым полученные знания на практике.</text:p>
      <text:p text:style-name="P21">Ход работы</text:p>
      <text:list xml:id="list2536522747262021153" text:style-name="WWNum4">
        <text:list-item>
          <text:p text:style-name="P31"><text:span text:style-name="T3">В локальном репозитории создана новая ветка </text:span><text:span text:style-name="T12">S</text:span><text:span text:style-name="T11">ergeenkov_</text:span><text:span text:style-name="T12">sem2</text:span><text:span text:style-name="T11">_lr</text:span><text:span text:style-name="T13">3</text:span></text:p>
        </text:list-item>
      </text:list>
      <text:p text:style-name="P24"><text:span text:style-name="T18">git checkout -b </text:span><text:span text:style-name="T19">S</text:span><text:span text:style-name="T18">ergeenkov_</text:span><text:span text:style-name="T19">sem2</text:span><text:span text:style-name="T18">_lr</text:span><text:span text:style-name="T21">3</text:span></text:p>
      <text:list xml:id="list103445580537330" text:continue-numbering="true" text:style-name="WWNum4">
        <text:list-item>
          <text:p text:style-name="P31"><text:span text:style-name="T3">Создана папка </text:span><text:span text:style-name="T8">S</text:span><text:span text:style-name="T7">ergeenkov_</text:span><text:span text:style-name="T9">sem2_</text:span><text:span text:style-name="T7">lr</text:span><text:span text:style-name="T10">3</text:span></text:p>
        </text:list-item>
      </text:list>
      <text:p text:style-name="P12"><text:span text:style-name="T7"><text:tab/><text:tab/><text:tab/></text:span><text:span text:style-name="T18">mkdir </text:span><text:span text:style-name="T19">S</text:span><text:span text:style-name="T18">ergeenkov_</text:span><text:span text:style-name="T19">sem2</text:span><text:span text:style-name="T18">_lr</text:span><text:span text:style-name="T21">3</text:span></text:p>
      <text:list xml:id="list103445267787153" text:continue-numbering="true" text:style-name="WWNum4">
        <text:list-item>
          <text:p text:style-name="P31"><text:span text:style-name="T3">В вышеуказанной папке создан файл </text:span><text:span text:style-name="T7">lab</text:span><text:span text:style-name="T10">3</text:span><text:span text:style-name="T7">.c</text:span></text:p>
        </text:list-item>
      </text:list>
      <text:p text:style-name="P11"><text:span text:style-name="T7"><text:tab/><text:tab/><text:tab/></text:span><text:span text:style-name="T18">touch lab</text:span><text:span text:style-name="T21">3</text:span><text:span text:style-name="T18">.c</text:span></text:p>
      <text:list xml:id="list103445997975326" text:continue-numbering="true" text:style-name="WWNum4">
        <text:list-item>
          <text:p text:style-name="P31"><text:span text:style-name="T3">В файл </text:span><text:span text:style-name="T7">lab</text:span><text:span text:style-name="T10">3</text:span><text:span text:style-name="T7">.c</text:span><text:span text:style-name="T3"> </text:span><text:span text:style-name="T5">з</text:span><text:span text:style-name="T3">аписан программный код по заданию к лабораторной работе, </text:span><text:span text:style-name="T4">которое сформулировано следующим образом.</text:span></text:p>
        </text:list-item>
      </text:list>
      <text:p text:style-name="P23"/>
      <text:p text:style-name="P37"><text:span text:style-name="T23"><text:tab/>Задана иехархия папок и файлов по следующим правилам:</text:span></text:p>
      <text:list xml:id="list617593712399321785" text:style-name="L7">
        <text:list-item>
          <text:p text:style-name="P43"><text:span text:style-name="T24">название папок может быть только </text:span><text:span text:style-name="T26">add</text:span><text:span text:style-name="T24"> или </text:span><text:span text:style-name="T26">mul;</text:span></text:p>
        </text:list-item>
        <text:list-item>
          <text:p text:style-name="P42">В папках могут находиться другие вложенные папки и/или текстовые файлы;</text:p>
        </text:list-item>
        <text:list-item>
          <text:p text:style-name="P42">Текстовые файлы имеют произвольное имя с расширением <text:span text:style-name="T29">.txt</text:span></text:p>
        </text:list-item>
        <text:list-item>
          <text:p text:style-name="P42">Содержимое текстовых файлов представляет собой строку, в которой через пробел записано некоторое количество целых чисел;</text:p>
        </text:list-item>
      </text:list>
      <text:p text:style-name="P41"><text:tab/><text:tab/>Требуется написать программу, которая, запускается в корневой <text:tab/><text:tab/><text:tab/>директории, содержащей одну папку с именем <text:span text:style-name="T29">add</text:span> или <text:span text:style-name="T29">mul</text:span> и <text:tab/><text:tab/><text:tab/><text:tab/>вычисляет и выводит на экран результат выражения состоящего из чисел <text:tab/><text:tab/>в поддиректориях по следующим правилам:</text:p>
      <text:list xml:id="list1552844205885277675" text:style-name="L10">
        <text:list-item>
          <text:p text:style-name="P45"><text:span text:style-name="T25">Если в папке находится один или несколько текстовых файлов, то математическая операция определяемая названием папки (</text:span><text:span text:style-name="T27">add</text:span><text:span text:style-name="T25"> = сложение, </text:span><text:span text:style-name="T27">mul</text:span><text:span text:style-name="T25"> = умножение) применяется ко всем числам всех файлов в этой папке;</text:span></text:p>
        </text:list-item>
        <text:list-item>
          <text:p text:style-name="P44"><text:soft-page-break/><text:span text:style-name="T24">Если в папке находится еще одна или несколько папок, то сначала вычисляются значения выражений, определяемые ими, а после используются уже эти значения;</text:span></text:p>
        </text:list-item>
      </text:list>
      <text:p text:style-name="P22"><text:tab/></text:p>
      <text:list xml:id="list103446724142030" text:continue-list="list103445997975326" text:style-name="WWNum4">
        <text:list-item>
          <text:p text:style-name="P33">Д<text:span text:style-name="T28">ля решения поставленной задачи было принято решение реализовать рекурсивную функцию для обхода дерева директорий </text:span><text:span text:style-name="T30">long long dirCalculator(char *path, const char *operation)</text:span><text:span text:style-name="T32">,</text:span><text:span text:style-name="T31"> </text:span><text:span text:style-name="T32">которая принимает на вход путь к директории и арифметическую операцию, которую необходимо применить в этой директории. </text:span><text:span text:style-name="T33">Функция возвращает</text:span><text:span text:style-name="T34"> </text:span><text:span text:style-name="T35">число, которое является результатом обработки всех файлов и поддиректорий. Во время своей работы функция совершает рекурсивные вызовы для обработки вложенных поддиректорий.</text:span></text:p>
          <text:p text:style-name="P35"/>
          <text:p text:style-name="P38"/>
        </text:list-item>
        <text:list-item>
          <text:p text:style-name="P32">Ниже приведен код программы:</text:p>
          <text:p text:style-name="P32"/>
        </text:list-item>
      </text:list>
      <text:p text:style-name="P39">/*********************************************************************</text:p>
      <text:p text:style-name="P39">***Code for Lab3: RecurionDirCalculator</text:p>
      <text:p text:style-name="P39">***Created by Mikhail Sergeenkov on 16th of May, 2017</text:p>
      <text:p text:style-name="P39">***GitHub: Mishelles</text:p>
      <text:p text:style-name="P39">***E-mail: sergeenkov.michael@gmail.com</text:p>
      <text:p text:style-name="P39">*********************************************************************/</text:p>
      <text:p text:style-name="P39"/>
      <text:p text:style-name="P39">#include &lt;stdio.h&gt;</text:p>
      <text:p text:style-name="P39">#include &lt;stdlib.h&gt;</text:p>
      <text:p text:style-name="P39">#include &lt;dirent.h&gt;</text:p>
      <text:p text:style-name="P39">#include &lt;string.h&gt;</text:p>
      <text:p text:style-name="P39"/>
      <text:p text:style-name="P39">#define ADD_DIR "add/"</text:p>
      <text:p text:style-name="P39">#define MUL_DIR "mul/"</text:p>
      <text:p text:style-name="P39">#define ADD_NAME "add"</text:p>
      <text:p text:style-name="P39">#define MUL_NAME "mul"</text:p>
      <text:p text:style-name="P39">#define ROOT_PATH "./Dataset/" //Путь к корневой директории</text:p>
      <text:p text:style-name="P39">#define FILE_EXTENSION ".txt"</text:p>
      <text:p text:style-name="P39"/>
      <text:p text:style-name="P39">#define ADD_FLAG 0</text:p>
      <text:p text:style-name="P39">#define MUL_FLAG 1</text:p>
      <text:p text:style-name="P39"/>
      <text:p text:style-name="P39">#define MAX_PATH_LEN 3000 //максимальная длина пути</text:p>
      <text:p text:style-name="P39">#define MAX_DIR_NAME 3 //максимальная длина имени директории</text:p>
      <text:p text:style-name="P39"/>
      <text:p text:style-name="P39"><text:soft-page-break/>//Рекурсивная функция для выполнения арифметических операция в директориях</text:p>
      <text:p text:style-name="P39">long long dirCalculator(char *path, const char *operation);</text:p>
      <text:p text:style-name="P39"/>
      <text:p text:style-name="P39">int main(int argc, char const *argv[])</text:p>
      <text:p text:style-name="P39">{</text:p>
      <text:p text:style-name="P39"><text:s text:c="2"/>char path[MAX_PATH_LEN];</text:p>
      <text:p text:style-name="P39"><text:s text:c="2"/>strcat(path, ROOT_PATH);</text:p>
      <text:p text:style-name="P39"><text:s text:c="2"/>DIR *directory = opendir(path);</text:p>
      <text:p text:style-name="P39"/>
      <text:p text:style-name="P39"><text:s text:c="2"/>//Проверка существования директории</text:p>
      <text:p text:style-name="P39"><text:s text:c="2"/>if (!directory)</text:p>
      <text:p text:style-name="P39"><text:s text:c="2"/>{</text:p>
      <text:p text:style-name="P39"><text:s text:c="4"/>fprintf(stdout, "Incorrect path\n");</text:p>
      <text:p text:style-name="P39"><text:s text:c="4"/>return 0;</text:p>
      <text:p text:style-name="P39"><text:s text:c="2"/>}</text:p>
      <text:p text:style-name="P39"/>
      <text:p text:style-name="P39"><text:s text:c="2"/>struct dirent *current;</text:p>
      <text:p text:style-name="P39"><text:s text:c="2"/>while (current = readdir(directory))</text:p>
      <text:p text:style-name="P39"><text:s text:c="2"/>{</text:p>
      <text:p text:style-name="P39"><text:s text:c="4"/>if (!strncmp(current-&gt;d_name, MUL_NAME, MAX_DIR_NAME))</text:p>
      <text:p text:style-name="P39"><text:s text:c="6"/>fprintf(stdout, "%lld\n", dirCalculator(path, MUL_DIR));</text:p>
      <text:p text:style-name="P39"><text:s text:c="4"/>if (!strncmp(current-&gt;d_name, ADD_NAME, MAX_DIR_NAME))</text:p>
      <text:p text:style-name="P39"><text:s text:c="8"/>fprintf(stdout, "%lld\n", dirCalculator(path, ADD_DIR));</text:p>
      <text:p text:style-name="P39"><text:s text:c="2"/>}</text:p>
      <text:p text:style-name="P39"/>
      <text:p text:style-name="P39"><text:s text:c="2"/>closedir(directory);</text:p>
      <text:p text:style-name="P39"/>
      <text:p text:style-name="P39"><text:s text:c="2"/>return 0;</text:p>
      <text:p text:style-name="P39">}</text:p>
      <text:p text:style-name="P39"/>
      <text:p text:style-name="P39">long long dirCalculator(char *path, const char *operation)</text:p>
      <text:p text:style-name="P39">{</text:p>
      <text:p text:style-name="P39"><text:s text:c="2"/>int path_len = strlen(path);</text:p>
      <text:p text:style-name="P39"><text:s text:c="2"/>int operation_flag = ADD_FLAG;</text:p>
      <text:p text:style-name="P39"><text:s text:c="2"/>if(!strcmp(operation, MUL_DIR))</text:p>
      <text:p text:style-name="P39"><text:s text:c="4"/>operation_flag = MUL_FLAG;</text:p>
      <text:p text:style-name="P39"><text:s text:c="2"/>//Если умножение, то 1, если сложение, то 0</text:p>
      <text:p text:style-name="P39"><text:s text:c="2"/>long long result = operation_flag;</text:p>
      <text:p text:style-name="P39"><text:s text:c="2"/>//Проверка на превышение максимальной длины пути</text:p>
      <text:p text:style-name="P39"><text:s text:c="2"/>if ((path_len + MAX_DIR_NAME + 1) &gt; MAX_PATH_LEN)</text:p>
      <text:p text:style-name="P39"><text:s text:c="2"/>{</text:p>
      <text:p text:style-name="P39"><text:s text:c="4"/>fprintf(stdout, "Path length limit exceeded\n");</text:p>
      <text:p text:style-name="P39"><text:s text:c="4"/>return 0;</text:p>
      <text:p text:style-name="P39"><text:s text:c="2"/>}</text:p>
      <text:p text:style-name="P39"><text:soft-page-break/></text:p>
      <text:p text:style-name="P39"><text:s text:c="2"/>strncat(path, operation, MAX_DIR_NAME + 1);</text:p>
      <text:p text:style-name="P39"><text:s text:c="2"/>DIR *dir = opendir(path);</text:p>
      <text:p text:style-name="P39"><text:s text:c="2"/>struct dirent *current;</text:p>
      <text:p text:style-name="P39"><text:s text:c="2"/>while (current = readdir(dir))</text:p>
      <text:p text:style-name="P39"><text:s text:c="2"/>{</text:p>
      <text:p text:style-name="P39"><text:s text:c="4"/>//Подсчет чисел из файла, если встречен файл</text:p>
      <text:p text:style-name="P39"><text:s text:c="4"/>if (strstr(current-&gt;d_name, FILE_EXTENSION))</text:p>
      <text:p text:style-name="P39"><text:s text:c="4"/>{</text:p>
      <text:p text:style-name="P39"><text:s text:c="6"/>strncat(path, current-&gt;d_name, path_len + MAX_DIR_NAME);</text:p>
      <text:p text:style-name="P39"><text:s text:c="6"/>FILE * file = fopen(path, "r");</text:p>
      <text:p text:style-name="P39"><text:s text:c="6"/>int number;</text:p>
      <text:p text:style-name="P39"><text:s text:c="6"/>while(fscanf(file, "%d", &amp;number) &gt; 0)</text:p>
      <text:p text:style-name="P39"><text:s text:c="8"/>operation_flag ? (result *= number) : (result += number);</text:p>
      <text:p text:style-name="P39"><text:s text:c="6"/>path[path_len + MAX_DIR_NAME + 1] = '\0';</text:p>
      <text:p text:style-name="P39"><text:s text:c="6"/>fclose(file);</text:p>
      <text:p text:style-name="P39"><text:s text:c="4"/>}</text:p>
      <text:p text:style-name="P39"><text:s text:c="4"/>if(!strcmp(current-&gt;d_name, MUL_NAME))</text:p>
      <text:p text:style-name="P39"><text:s text:c="8"/>operation_flag ? (result *= dirCalculator(path, MUL_DIR)) : (result += dirCalculator(path, MUL_DIR));</text:p>
      <text:p text:style-name="P39"><text:s text:c="4"/>if(!strcmp(current-&gt;d_name, ADD_NAME))</text:p>
      <text:p text:style-name="P39"><text:s text:c="8"/>operation_flag ? (result *= dirCalculator(path, ADD_DIR)) : (result += dirCalculator(path, ADD_DIR));</text:p>
      <text:p text:style-name="P39"><text:s text:c="4"/>}</text:p>
      <text:p text:style-name="P39"><text:s text:c="2"/>closedir(dir);</text:p>
      <text:p text:style-name="P39"><text:s text:c="2"/>path[path_len] = '\0';</text:p>
      <text:p text:style-name="P39"><text:s text:c="2"/>return result;</text:p>
      <text:p text:style-name="P39">}</text:p>
      <text:p text:style-name="P39"/>
      <text:list xml:id="list103445471371762" text:continue-numbering="true" text:style-name="WWNum4">
        <text:list-item>
          <text:p text:style-name="P36"><text:span text:style-name="T3">Проиндексированы изменения в локальном репозитори</text:span><text:span text:style-name="T5">и</text:span><text:span text:style-name="T3">.</text:span></text:p>
        </text:list-item>
      </text:list>
      <text:p text:style-name="P19"><text:span text:style-name="T3"><text:tab/></text:span><text:span text:style-name="T18">git status</text:span></text:p>
      <text:p text:style-name="P14"><text:span text:style-name="T18"><text:tab/><text:tab/><text:tab/>git add </text:span><text:span text:style-name="T20">S</text:span><text:span text:style-name="T18">ergeenkov_</text:span><text:span text:style-name="T20">sem2</text:span><text:span text:style-name="T18">_lr</text:span><text:span text:style-name="T22">3</text:span></text:p>
      <text:p text:style-name="P27"/>
      <text:list xml:id="list103445393469789" text:continue-numbering="true" text:style-name="WWNum4">
        <text:list-item>
          <text:p text:style-name="P34">Сделан коммит в локальный репозиторий.</text:p>
        </text:list-item>
      </text:list>
      <text:p text:style-name="P14"><text:span text:style-name="T3"><text:tab/><text:tab/><text:tab/></text:span><text:span text:style-name="T18">git commit -m “add lab</text:span><text:span text:style-name="T22">3</text:span><text:span text:style-name="T18">”</text:span></text:p>
      <text:p text:style-name="P28"/>
      <text:list xml:id="list103445195962134" text:continue-numbering="true" text:style-name="WWNum4">
        <text:list-item>
          <text:p text:style-name="P34">Изменения отправлены в удаленный репозиторий.</text:p>
        </text:list-item>
      </text:list>
      <text:p text:style-name="P25"><text:span text:style-name="T18">git push origin </text:span><text:span text:style-name="T20">S</text:span><text:span text:style-name="T18">ergeenkov_</text:span><text:span text:style-name="T20">sem2</text:span><text:span text:style-name="T18">_lr</text:span><text:span text:style-name="T22">3</text:span></text:p>
      <text:p text:style-name="P40"/>
      <text:list xml:id="list103445358747860" text:continue-numbering="true" text:style-name="WWNum4">
        <text:list-item>
          <text:p text:style-name="P36"><text:span text:style-name="T3">Сделан </text:span><text:span text:style-name="T7">pull request</text:span><text:span text:style-name="T3"> в ветку master.</text:span></text:p>
          <text:p text:style-name="P34"/>
        </text:list-item>
      </text:list>
      <text:p text:style-name="P8"/>
      <text:p text:style-name="P8">Вывод</text:p>
      <text:p text:style-name="P15"><text:span text:style-name="T3"><text:tab/></text:span><text:span text:style-name="T6">В ходе лабораторной работы и</text:span><text:span text:style-name="T14">зуч</text:span><text:span text:style-name="T15">ены</text:span><text:span text:style-name="T14"> </text:span><text:span text:style-name="T16">принципы </text:span><text:span text:style-name="T17">работы с директориями в языке Си, а также </text:span><text:span text:style-name="T16">использования рекурсии для обхода дерева, реализована программа для </text:span><text:soft-page-break/><text:span text:style-name="T16">выполнения арифметических операций над числами из файлов в дереве каталогов, в связи с чем полученные знания закреплены на практике.</text:span></text:p>
      <text:p text:style-name="P1"/>
      <text:p text:style-name="P18"><text:tab/></text:p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fo:font-size="10pt" style:text-underline-style="none" fo:background-color="#ffffff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0:34:44.874360602</dc:date>
    <meta:editing-duration>PT59M1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6" meta:paragraph-count="143" meta:word-count="691" meta:character-count="5673" meta:non-whitespace-character-count="4874"/>
  </office:meta>
</office:document-meta>
</file>